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DCEF9D4F0780FFC.png" manifest:media-type="image/png"/>
  <manifest:file-entry manifest:full-path="Pictures/100000010000078000000438C4B872096F2376C3.png" manifest:media-type="image/png"/>
  <manifest:file-entry manifest:full-path="Pictures/100000010000078000000438FACD6946ECED18C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9.4252in" svg:height="5.3016in" draw:z-index="0"><draw:image xlink:href="Pictures/100000010000078000000438FACD6946ECED18C4.png" xlink:type="simple" xlink:show="embed" xlink:actuate="onLoad" draw:mime-type="image/png"/></draw:frame></text:p>
      <text:p text:style-name="P1"><draw:frame draw:style-name="fr2" draw:name="Image2" text:anchor-type="char" svg:x="0.2165in" svg:y="1.0492in" svg:width="9.4252in" svg:height="5.3016in" draw:z-index="1"><draw:image xlink:href="Pictures/100000010000078000000438C4B872096F2376C3.png" xlink:type="simple" xlink:show="embed" xlink:actuate="onLoad" draw:mime-type="image/png"/></draw:frame></text:p>
      <text:p text:style-name="P1"><draw:frame draw:style-name="fr1" draw:name="Image3" text:anchor-type="char" svg:width="9.4252in" svg:height="5.3016in" draw:z-index="2"><draw:image xlink:href="Pictures/100000010000078000000438DDCEF9D4F0780F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2:29:11.581930653</meta:creation-date>
    <meta:print-date>2023-12-21T12:30:09.377387216</meta:print-date>
    <dc:date>2023-12-21T12:52:00.323567189</dc:date>
    <meta:editing-duration>PT4M12S</meta:editing-duration>
    <meta:editing-cycles>2</meta:editing-cycles>
    <meta:generator>LibreOffice/7.4.7.2$Linux_X86_64 LibreOffice_project/4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